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614cm"/>
    </style:style>
    <style:style style:name="co2" style:family="table-column">
      <style:table-column-properties fo:break-before="auto" style:column-width="3.004cm"/>
    </style:style>
    <style:style style:name="co3" style:family="table-column">
      <style:table-column-properties fo:break-before="auto" style:column-width="3.112cm"/>
    </style:style>
    <style:style style:name="co4" style:family="table-column">
      <style:table-column-properties fo:break-before="auto" style:column-width="3.44cm"/>
    </style:style>
    <style:style style:name="co5" style:family="table-column">
      <style:table-column-properties fo:break-before="auto" style:column-width="3.847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fo:border="0.06pt solid #000000"/>
      <style:text-properties fo:font-weight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ackground-color="#cccccc" fo:border="0.74pt solid #000000"/>
      <style:text-properties fo:font-weight="bold"/>
    </style:style>
    <style:style style:name="ce5" style:family="table-cell" style:parent-style-name="Default">
      <style:text-properties style:text-underline-style="none"/>
    </style:style>
  </office:automatic-styles>
  <office:body>
    <office:spreadsheet>
      <table:table table:name="MIS ALUMNOS Y ALUMNAS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number-columns-repeated="3" table:default-cell-style-name="Default"/>
        <table:table-row table:style-name="ro1">
          <table:table-cell table:style-name="Default"/>
          <table:table-cell table:style-name="Default" office:value-type="string" calcext:value-type="string">
            <text:p>Relación I Arrays</text:p>
          </table:table-cell>
          <table:table-cell table:style-name="Default" office:value-type="string" calcext:value-type="string">
            <text:p>Relación II Arrays</text:p>
          </table:table-cell>
          <table:table-cell table:style-name="Default" office:value-type="string" calcext:value-type="string">
            <text:p>Relación III Objetos</text:p>
          </table:table-cell>
          <table:table-cell table:style-name="Default" office:value-type="string" calcext:value-type="string">
            <text:p>Relación IV Prototipos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Alumno</text:p>
          </table:table-cell>
          <table:table-cell table:style-name="ce1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Álvarez Martín, Carlos</text:p>
          </table:table-cell>
          <table:table-cell/>
          <table:table-cell table:style-name="Default" office:value-type="float" office:value="25" calcext:value-type="float">
            <text:p>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mador Castellano, Rafael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mino Ruiz, Jairo David</text:p>
          </table:table-cell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rcía García, Arturo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ómez Osorio, Carl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glesias Prieto, Ambrosio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Jiménez Malpica, Alberto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que Santaella, Cristina</text:p>
          </table:table-cell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rtínez Peinado, Abel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lina Morales, Antonio Samuel</text:p>
          </table:table-cell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reno Montaño, Patrick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rtega González, Miguel Jesú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14" calcext:value-type="float">
            <text:p>14</text:p>
          </table:table-cell>
          <table:table-cell table:style-name="Default"/>
          <table:table-cell table:number-columns-repeated="3"/>
        </table:table-row>
        <table:table-row table:style-name="ro1">
          <table:table-cell office:value-type="string" calcext:value-type="string">
            <text:p>Pesqueira Fariña, Aarón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y González, Juan</text:p>
          </table:table-cell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ivera Bandera, José Antonio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mero Ortiz, Yerai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uiz Juárez, Belé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aid Manjón, Tarik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ánchez Civantos, Rogelio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ler García, Jesús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Vílchez Peña, Pedro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amora Castellano, Rubén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style-name="Default"/>
          <table:table-cell table:number-columns-repeated="7"/>
        </table:table-row>
        <table:table-row table:style-name="ro1">
          <table:table-cell table:style-name="ce1" office:value-type="string" calcext:value-type="string">
            <text:p>Alumno</text:p>
          </table:table-cell>
          <table:table-cell table:style-name="ce4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Arroyo Calvo, Miguel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3"/>
          <table:table-cell table:style-name="ce5"/>
        </table:table-row>
        <table:table-row table:style-name="ro1">
          <table:table-cell office:value-type="string" calcext:value-type="string">
            <text:p>Cordón Castillo, José Manuel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zalbes Mendoza, Carlos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rado Trillo, Sergio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rín Vilches, Martín</text:p>
          </table:table-cell>
          <table:table-cell/>
          <table:table-cell office:value-type="float" office:value="16" calcext:value-type="float">
            <text:p>16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 calcext:value-type="string">
            <text:p>Ochoa Domínguez, Raisa Julia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rtega Martínez, Pablo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érez de la Blanca Cubero, Rubén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lanco Beard, Daulin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bles Gómez, Salvador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odríguez Merino, Luis Eduardo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9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0-19T23:56:45.918299888</dc:date>
    <meta:editing-duration>PT1H41M18S</meta:editing-duration>
    <meta:editing-cycles>2</meta:editing-cycles>
    <meta:generator>LibreOffice/7.5.7.1$Linux_X86_64 LibreOffice_project/50$Build-1</meta:generator>
    <meta:document-statistic meta:table-count="1" meta:cell-count="86" meta:object-count="0"/>
  </office:meta>
</office:document-meta>
</file>